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text-properties style:text-underline-style="none"/>
    </style:style>
    <style:style style:name="P6" style:family="paragraph" style:parent-style-name="Standard" style:list-style-name="WWNum11">
      <style:paragraph-properties fo:margin-left="0.5in" fo:margin-right="0in" fo:text-indent="-0.25in" style:auto-text-indent="false"/>
      <style:text-properties style:text-underline-style="non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20">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19">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17">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14">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15">
      <style:paragraph-properties fo:margin-left="0.5in" fo:margin-right="0in" fo:text-indent="-0.25in" style:auto-text-indent="false"/>
    </style:style>
    <style:style style:name="P26" style:family="paragraph" style:parent-style-name="Standard" style:list-style-name="WWNum2">
      <style:paragraph-properties fo:margin-left="1in" fo:margin-right="0in" fo:text-indent="-0.25in" style:auto-text-indent="false"/>
    </style:style>
    <style:style style:name="P27" style:family="paragraph" style:parent-style-name="Standard" style:list-style-name="WWNum1">
      <style:paragraph-properties fo:margin-left="1in" fo:margin-right="0in" fo:text-indent="-0.25in" style:auto-text-indent="false"/>
    </style:style>
    <style:style style:name="P28" style:family="paragraph" style:parent-style-name="Standard" style:list-style-name="WWNum8">
      <style:paragraph-properties fo:margin-left="1in" fo:margin-right="0in" fo:text-indent="-0.25in" style:auto-text-indent="false"/>
    </style:style>
    <style:style style:name="P29" style:family="paragraph" style:parent-style-name="Standard" style:list-style-name="WWNum9">
      <style:paragraph-properties fo:margin-left="1in" fo:margin-right="0in" fo:text-indent="-0.25in" style:auto-text-indent="false"/>
    </style:style>
    <style:style style:name="P30" style:family="paragraph" style:parent-style-name="Standard" style:list-style-name="WWNum12">
      <style:paragraph-properties fo:margin-left="1in" fo:margin-right="0in" fo:text-indent="-0.25in" style:auto-text-indent="false"/>
    </style:style>
    <style:style style:name="P31" style:family="paragraph" style:parent-style-name="Standard" style:list-style-name="WWNum14">
      <style:paragraph-properties fo:margin-left="1in" fo:margin-right="0in" fo:text-indent="-0.25in" style:auto-text-indent="false"/>
    </style:style>
    <style:style style:name="P32" style:family="paragraph" style:parent-style-name="Standard" style:list-style-name="WWNum4">
      <style:paragraph-properties fo:margin-left="1in" fo:margin-right="0in" fo:text-indent="-0.25in" style:auto-text-indent="false"/>
    </style:style>
    <style:style style:name="P33" style:family="paragraph" style:parent-style-name="Standard" style:list-style-name="WWNum13">
      <style:paragraph-properties fo:margin-left="1in" fo:margin-right="0in" fo:text-indent="-0.25in" style:auto-text-indent="false"/>
    </style:style>
    <style:style style:name="P34" style:family="paragraph" style:parent-style-name="Standard" style:list-style-name="WWNum15">
      <style:paragraph-properties fo:margin-left="1in" fo:margin-right="0in" fo:text-indent="-0.25in" style:auto-text-indent="false"/>
    </style:style>
    <style:style style:name="P35" style:family="paragraph" style:parent-style-name="Standard">
      <style:paragraph-properties fo:margin-left="0in" fo:margin-right="0in" fo:text-indent="0.5in" style:auto-text-indent="false"/>
    </style:style>
    <style:style style:name="P36" style:family="paragraph" style:parent-style-name="Standard">
      <style:paragraph-properties fo:margin-left="0in" fo:margin-right="0in" fo:text-indent="0in" style:auto-text-indent="false"/>
    </style:style>
    <style:style style:name="P37"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color="#222222" fo:font-size="10.5pt" style:font-size-asian="10.5pt" style:font-size-complex="10.5pt" fo:background-color="#ffffff"/>
    </style:style>
    <style:style style:name="T5" style:family="text">
      <style:text-properties fo:color="#222222" fo:font-size="10.5pt" style:text-underline-style="none" style:font-size-asian="10.5pt"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grwls37h0src"/>Midterm Essay Notes</text:p>
      <text:p text:style-name="Heading_20_4"><text:bookmark text:name="_2hdquen1l5an"/>Essay Title (Essay 2): </text:p>
      <text:p text:style-name="Standard"><text:span text:style-name="T1">Some have argued that worm theory entails that it makes an individual's lifespan essential. Explain this argument, making explicit its premises. Evaluate counterpart theory as an alternative (Note: van Inwagen develops a version of this objection in “Four Dimensional Objects” by van Inwagen).</text:span></text:p>
      <text:p text:style-name="Heading_20_2"><text:bookmark text:name="_2ukfa5e9qo1u"/>Key Terms</text:p>
      <text:p text:style-name="Standard"><text:span text:style-name="T2">Perdurantism: </text:span>various stages of an object or person are all distinct</text:p>
      <text:p text:style-name="P2"><text:span text:style-name="T2">Worm Theory: </text:span>a person is a space-time worm, the sum <text:s/>of all its temporal parts</text:p>
      <text:p text:style-name="P2"><text:span text:style-name="T2">Stage Theory: </text:span>something exists only in the present moment</text:p>
      <text:p text:style-name="Standard"><text:span text:style-name="T2">Endurantism </text:span>an individual is wholly present at every moment of its existence/ an object cannot be the same as that appears in a different time frame</text:p>
      <text:p text:style-name="Standard"/>
      <text:p text:style-name="Standard"><text:span text:style-name="T2">Counterpart Theory: </text:span>alternative to standard Kripkean possible worlds that <text:s/>requires that individuals exist in only one world</text:p>
      <text:p text:style-name="Standard"><text:span text:style-name="T2">Modal Logic: <text:s/></text:span>a modal world expresses a modality - qualifies a statement. John is happy -&gt; John is usually happy. </text:p>
      <text:p text:style-name="P2"><text:span text:style-name="T2">Temporal modalities</text:span>, it was/it is/it will be the case that p.</text:p>
      <text:p text:style-name="Standard"/>
      <text:p text:style-name="Standard"><text:span text:style-name="T2">Metaphysical Vagueness:</text:span> naturalistic things can be continuous rather than discrete and so the world itself is sometimes indeterminate.</text:p>
      <text:p text:style-name="P3"><text:span text:style-name="T2">Fuzzy boundaries (temporal): </text:span>often occurring at the beginning or end of existence, at what point is an object subject to change instantiated (analogous to fuzzy spatial boundaries etc.).</text:p>
      <text:p text:style-name="P3"><text:span text:style-name="T2">Linguistic Indeterminism: </text:span>vagueness in language/human representations</text:p>
      <text:p text:style-name="Standard"/>
      <text:p text:style-name="Standard"><text:span text:style-name="T2">Universalism ‘unrestricted mereology’ </text:span>everything is/can be an object</text:p>
      <text:p text:style-name="Standard"/>
      <text:p text:style-name="Standard"><text:span text:style-name="T2">Three-dimensionalism: </text:span>objects persist in three dimensions and persist by “enduring through time” (whatever that means)</text:p>
      <text:p text:style-name="Standard"><text:soft-page-break/><text:span text:style-name="T2">Four-dimensionalism: </text:span>objects extend also in the temporal dimension and persist by being temporally extended</text:p>
      <text:p text:style-name="P1"/>
      <text:p text:style-name="Heading_20_2"><text:bookmark text:name="_qzcwty7fmq0s"/><text:s/>My Notes</text:p>
      <text:list xml:id="list4007524720" text:style-name="WWNum2">
        <text:list-item>
          <text:p text:style-name="P4">Space vs time</text:p>
        </text:list-item>
        <text:list-item>
          <text:p text:style-name="P4">identity and change</text:p>
        </text:list-item>
        <text:list-item>
          <text:p text:style-name="P4">Temporal parts represent the path traced by an object through spacetime</text:p>
        </text:list-item>
        <text:list-item>
          <text:p text:style-name="P4">Comes does to ‘how you count’ objects, time slices, temporal parts,</text:p>
          <text:list>
            <text:list-item>
              <text:p text:style-name="P26">What's the most useful abstraction for the case</text:p>
            </text:list-item>
          </text:list>
        </text:list-item>
        <text:list-item>
          <text:p text:style-name="P4">Conc. definitely an endurance with commitments to the argument that objects can extend temporally, although they can also be collapsed (stage theory). The past is real, we can reason based on it and the future is real as we can make predictions and bargain with it. </text:p>
        </text:list-item>
        <text:list-item>
          <text:p text:style-name="P4">(NS) suggest a 4th theory and conclude that this is exactly the problem, people keep differentiating y themselfs ba slight linguistic turn on the subject and declaring it a new theory which bears no practical fruit and serves none other than to tangle us further in semantics rather than getting any closer </text:p>
        </text:list-item>
        <text:list-item>
          <text:p text:style-name="P4">What is the purpose of philosophy, and what is this</text:p>
        </text:list-item>
        <text:list-item>
          <text:p text:style-name="P5"/>
        </text:list-item>
        <text:list-item>
          <text:p text:style-name="P5"/>
        </text:list-item>
      </text:list>
      <text:p text:style-name="Heading_20_2"><text:bookmark text:name="_i1pwsav9b9a9"/>Lecture Notes</text:p>
      <text:p text:style-name="Standard">(week 3?) </text:p>
      <text:p text:style-name="Standard"><text:span text:style-name="T2">Perdurantism: </text:span>various stages of an object or person are all distinct</text:p>
      <text:p text:style-name="P2"><text:span text:style-name="T2">Worm Theory: </text:span>a person is a space-time worm, the sum <text:s/>of all its temporal parts</text:p>
      <text:p text:style-name="P2"><text:span text:style-name="T2">Stage Theory: </text:span>something exists only in the present moment</text:p>
      <text:p text:style-name="Standard"><text:span text:style-name="T2">Endurantism </text:span>an individual is wholly present at every moment of its existence</text:p>
      <text:p text:style-name="P2"><text:line-break/><text:tab/></text:p>
      <text:p text:style-name="Heading_20_2"><text:bookmark text:name="_bc0mz5d4ok0w"/>Stanford Philosophy; Temporal Parts</text:p>
      <text:list xml:id="list320922471" text:style-name="WWNum1">
        <text:list-item>
          <text:p text:style-name="P7"><text:soft-page-break/>Analogy of time depth to space depth, you are currently positioned in many spatial locations at once, e.g your head and you feet</text:p>
          <text:list>
            <text:list-item>
              <text:p text:style-name="P27">Can have different properties at different places, cold, hot etc.</text:p>
            </text:list-item>
          </text:list>
        </text:list-item>
      </text:list>
      <text:list xml:id="list2798204749" text:style-name="WWNum3">
        <text:list-item>
          <text:p text:style-name="P8">(NS) true is some sense as you carry you past with you and perhaps one point in time implies all the others</text:p>
        </text:list-item>
      </text:list>
      <text:list xml:id="list1005592431" text:style-name="WWNum8">
        <text:list-item>
          <text:p text:style-name="P9">The existence or nonexistence of temporal parts is the key to many other philosophical questions</text:p>
        </text:list-item>
        <text:list-item>
          <text:p text:style-name="P9">Question: how are material objects located in (or extended through) time, and how does this compare with the way(s) in which material objects are located i (or extended through) space. </text:p>
        </text:list-item>
        <text:list-item>
          <text:p text:style-name="P9">There's no mystery about how you and your foot share the same sock</text:p>
        </text:list-item>
        <text:list-item>
          <text:p text:style-name="P9">“Perhaps objects can be destroyed more easily than we assume, the lump of clay ceases to exist when the statue is created (replaced by a new statue shaped lump) </text:p>
          <text:list>
            <text:list-item>
              <text:p text:style-name="P28">I agree that things can probably pop in an out of existence (particularly concepts) faster than we might imagine</text:p>
            </text:list-item>
          </text:list>
        </text:list-item>
      </text:list>
      <text:p text:style-name="Heading_20_4"><text:bookmark text:name="_t2aqxknzdzvl"/>Permanent Coincidence</text:p>
      <text:list xml:id="list144147295712452" text:continue-numbering="true" text:style-name="WWNum8">
        <text:list-item>
          <text:p text:style-name="P9">Case of statue and clay having identical timespan (being formed from two pieces)</text:p>
          <text:list>
            <text:list-item>
              <text:p text:style-name="P28">(NS) temporal difference is just one way two items can be stown to be <text:s/>different, this example just requires another metric, e.g modal features (how they could have been different)</text:p>
            </text:list-item>
          </text:list>
        </text:list-item>
        <text:list-item>
          <text:p text:style-name="P9">Either (1) lum and statue are distinct coinciding objects, or (2) they are the same but appear to have different properties</text:p>
        </text:list-item>
        <text:list-item>
          <text:p text:style-name="P9">(NS) physically their composition is the same but their cognitive load relative to us is different</text:p>
        </text:list-item>
      </text:list>
      <text:p text:style-name="Heading_20_4"><text:bookmark text:name="_g8jh03lqzhma"/>Vagueness</text:p>
      <text:p text:style-name="Standard">Is there a precise moment at which humans begin/end to exist? </text:p>
      <text:p text:style-name="Standard"/>
      <text:p text:style-name="P36"><text:span text:style-name="T2">Fuzzy temporal boundaries: </text:span>often occurring at the beginning or end of existence, at what point is an object subject to change instantiated. </text:p>
      <text:list xml:id="list2571741251" text:style-name="WWNum20">
        <text:list-item>
          <text:p text:style-name="P10">Is this analogous to fuzzy other (spatial) boundaries</text:p>
        </text:list-item>
      </text:list>
      <text:list xml:id="list3750831686" text:style-name="WWNum9">
        <text:list-item>
          <text:p text:style-name="P11">There is a huge mismatch between human language/understanding and the reality of change</text:p>
        </text:list-item>
        <text:list-item>
          <text:p text:style-name="P11"><text:s/>Covers the cases that it is often possible to create intermediary states</text:p>
        </text:list-item>
        <text:list-item>
          <text:p text:style-name="P11">There is also metaphysical vagueness, the many naturalistic things are continuous rather than discrete and so the world itself is sometimes indeterminate</text:p>
          <text:list>
            <text:list-item>
              <text:p text:style-name="P29"><text:soft-page-break/>Linguistic indeterminism can coincide and interact with metaphysical determinism</text:p>
            </text:list-item>
            <text:list-item>
              <text:p text:style-name="P29">Object. A lot of people don’t like metaphysical vagueness because of its connotations for identity and by natural extension self-identity which people reason cannot be fuzzy or unenduring</text:p>
            </text:list-item>
          </text:list>
        </text:list-item>
        <text:list-item>
          <text:p text:style-name="P11">A lot of this kind of philosophy is explaining why our intuitions are wrong</text:p>
        </text:list-item>
        <text:list-item>
          <text:p text:style-name="P11">(NS) one reason we might find coincidence unintuitive</text:p>
        </text:list-item>
      </text:list>
      <text:p text:style-name="P36"/>
      <text:p text:style-name="Heading_20_4"><text:bookmark text:name="_pff0dt7iah1n"/>Time</text:p>
      <text:list xml:id="list3751578113" text:style-name="WWNum19">
        <text:list-item>
          <text:p text:style-name="P12">Are distant times like distant places</text:p>
        </text:list-item>
        <text:list-item>
          <text:p text:style-name="P12">Eternalists vs Presentists</text:p>
        </text:list-item>
      </text:list>
      <text:p text:style-name="Heading_20_4"><text:bookmark text:name="_c3cvndoqpiv8"/>Einstein's Relativity</text:p>
      <text:list xml:id="list3473497787" text:style-name="WWNum16">
        <text:list-item>
          <text:p text:style-name="P13">Space is more like time than we think so the burden of proof is heavily shifted to show that time cannot be traversed like space</text:p>
        </text:list-item>
        <text:list-item>
          <text:p text:style-name="P13">Special relativity claims that for a pair of events it can be unclear which occurred first</text:p>
        </text:list-item>
      </text:list>
      <text:p text:style-name="P36"/>
      <text:p text:style-name="Heading_20_4"><text:bookmark text:name="_pp2ds5wco3p2"/>Relations Between Temporal Parts</text:p>
      <text:p text:style-name="Standard"><text:span text:style-name="T2">Universalism ‘unrestricted mereology’ </text:span>everything is a object</text:p>
      <text:p text:style-name="Standard"/>
      <text:p text:style-name="Heading_20_2"><text:bookmark text:name="_vcg6y5pr3ymd"/>Counterpart Theory</text:p>
      <text:p text:style-name="Standard"><text:span text:style-name="T2">Counterpart Theory: </text:span>alternative to standard Kripkean possible worlds</text:p>
      <text:list xml:id="list1415112583" text:style-name="WWNum5">
        <text:list-item>
          <text:p text:style-name="P14">Requires that individuals exist in only one world</text:p>
        </text:list-item>
      </text:list>
      <text:p text:style-name="P36">In the (kripkean?) possible world framework of “is it possible that x is y”; there is a possible world W, where the individual x has property y. Oposingly, counterpart theory suggests that this statement is really saying; there is a possible world, W, wherein exists an individual that is not x itself but nonetheless similar to x which is y. </text:p>
      <text:list xml:id="list2478993407" text:style-name="WWNum10">
        <text:list-item>
          <text:p text:style-name="P15">Hence you do not exist in another world where you are a rockstar, but your <text:span text:style-name="T1">counterpart</text:span> does</text:p>
        </text:list-item>
      </text:list>
      <text:p text:style-name="Standard"><text:span text:style-name="T2">Endurantism: </text:span>(NS) in the light of counterpart theory this seems more persuasive, endurantism is simply the claim that an object cannot be the same as it was in a different time frame</text:p>
      <text:p text:style-name="Standard"><text:soft-page-break/></text:p>
      <text:p text:style-name="Standard"><text:span text:style-name="T2">Principle of Recombination: </text:span>“patching together parts of different possible worlds yeilds another possible world”</text:p>
      <text:list xml:id="list1311765780" text:style-name="WWNum6">
        <text:list-item>
          <text:p text:style-name="P16">(NS) Objection. Continuously merging the two most similar possible worlds would seem to yield in the limit exactly the case lewis was trying to avoid, a possible world identical to this in the last moment an 1 unit of difference in this. This world would have not just a similar but identical counterpart. </text:p>
        </text:list-item>
      </text:list>
      <text:p text:style-name="Standard"><text:span text:style-name="T2">Counterpart relation: </text:span></text:p>
      <text:p text:style-name="P36"/>
      <text:p text:style-name="P36"><text:span text:style-name="T4">“We never have. Identity is utterly simple and unproblematic. Everything is identical to itself; nothing is ever identical to anything else except itself. There is never any problem about what makes something identical to itself; nothing can ever fail to be. And there is never any problem about what makes two things identical; two things never can be identical.” - Lewis 86’ 192-193</text:span></text:p>
      <text:list xml:id="list1836931875" text:style-name="WWNum7">
        <text:list-item>
          <text:p text:style-name="P17"><text:span text:style-name="T4">Is he just trying to say that the counterpart is not you?</text:span></text:p>
        </text:list-item>
      </text:list>
      <text:p text:style-name="P36"/>
      <text:p text:style-name="Standard"><text:span text:style-name="T2">Transworld Identity: </text:span>identity across possible worlds</text:p>
      <text:p text:style-name="Heading_20_4"><text:bookmark text:name="_x56xr67vp6ir"/>Modal Logic</text:p>
      <text:p text:style-name="Standard">(Opponent) <text:span text:style-name="T2">Modal Logic: </text:span>a modal world expresses a modality - qualifies a statement. John is happy -&gt; john is usually happy. </text:p>
      <text:list xml:id="list4235294149" text:style-name="WWNum17">
        <text:list-item>
          <text:p text:style-name="P18">There are the traditional <text:span text:style-name="T2">alethic (truth) modalities, </text:span>it is possible, necessary, impossible </text:p>
        </text:list-item>
        <text:list-item>
          <text:p text:style-name="P18">There are <text:span text:style-name="T2">temporal modalities</text:span>, it was/it is/it will be the case that p.</text:p>
        </text:list-item>
        <text:list-item>
          <text:p text:style-name="P18">Many more..</text:p>
        </text:list-item>
      </text:list>
      <text:p text:style-name="Standard"/>
      <text:p text:style-name="Heading_20_2"><text:bookmark text:name="_akmxiifcraul"/>Stanford Philosophy; Transworld Identity</text:p>
      <text:p text:style-name="Standard"/>
      <text:p text:style-name="Heading_20_2"><text:bookmark text:name="_p37yhntvnljv"/>Van Inwagen; Four-Dimensional Objects</text:p>
      <text:p text:style-name="Standard"><text:span text:style-name="T2">Three-dimensionalism: </text:span>objects persist in three dimensions and persist by “enduring through time” (whatever that means)</text:p>
      <text:p text:style-name="Standard"><text:span text:style-name="T2">Four-dimensionalism: </text:span>objects extend also in the temporal dimension and persist by being temporally extended</text:p>
      <text:p text:style-name="Standard"/>
      <text:list xml:id="list236965754" text:style-name="WWNum12">
        <text:list-item>
          <text:p text:style-name="P19"><text:soft-page-break/>Argues there are in fact three not two (the above) theories of identity across time</text:p>
        </text:list-item>
        <text:list-item>
          <text:p text:style-name="P19">“We may now present three theories about how the name “Descartes” is semantically related to the occupants of R and of the subregions of r”</text:p>
          <text:list>
            <text:list-item>
              <text:p text:style-name="P30">Conc. (NS) this theory is just that semantics, it seems not to have any real meat on the the bone, all philosophers would look at his diagram and take no issue, the argument is merely how we choose to segment it in language</text:p>
            </text:list-item>
          </text:list>
        </text:list-item>
      </text:list>
      <text:p text:style-name="P36">Theory 1</text:p>
      <text:list xml:id="list3857016611" text:style-name="WWNum14">
        <text:list-item>
          <text:p text:style-name="P20">You refer to distinct spatial objects such that ‘the philosopher who was hungry at t1 = the philosopher who was hungry at t2” is nonsensical</text:p>
          <text:list>
            <text:list-item>
              <text:p text:style-name="P31">The fact that you can have object with a collapsed time dimentions does not mean that all objects can have a collapsed time dimension</text:p>
            </text:list-item>
          </text:list>
        </text:list-item>
      </text:list>
      <text:p text:style-name="P36">Theory 2 </text:p>
      <text:list xml:id="list4005977337" text:style-name="WWNum18">
        <text:list-item>
          <text:p text:style-name="P21">“When you use the name descartes you always refer”... maybe you don't always refer to anything</text:p>
        </text:list-item>
        <text:list-item>
          <text:p text:style-name="P21">You are referring to the whole and ascribing it properties at times</text:p>
        </text:list-item>
      </text:list>
      <text:p text:style-name="Standard"/>
      <text:list xml:id="list50793384" text:style-name="WWNum4">
        <text:list-item>
          <text:p text:style-name="P22">(NS) Not a question of assigning the descriptive labels of hunger, but a more ground level of whether the occupant is considered to be the same person across time. </text:p>
          <text:list>
            <text:list-item>
              <text:p text:style-name="P32">Of a war veteran coming home who had sustained an injury “the venteran was not the person they once were '', family commenting, “they were every bit themselfs” both make sense. </text:p>
            </text:list-item>
          </text:list>
        </text:list-item>
        <text:list-item>
          <text:p text:style-name="P22">(NS) Can’t help but thinking this is a more fundamental question of physics and the nature of time </text:p>
        </text:list-item>
      </text:list>
      <text:p text:style-name="Standard">Theory 3</text:p>
      <text:list xml:id="list2666598674" text:style-name="WWNum13">
        <text:list-item>
          <text:p text:style-name="P23">“All slices of R- are occupied by the very same two-dimentional object” </text:p>
          <text:list>
            <text:list-item>
              <text:p text:style-name="P33">If there is change then their not the same object hence equality fail</text:p>
            </text:list-item>
            <text:list-item>
              <text:p text:style-name="P33">Don't all the instantaneous slices make a set in 4d ? </text:p>
            </text:list-item>
          </text:list>
        </text:list-item>
      </text:list>
      <text:p text:style-name="P36"/>
      <text:list xml:id="list212442599" text:style-name="WWNum11">
        <text:list-item>
          <text:p text:style-name="P24">Theory 2 implies counterpart theory (this is bad?)</text:p>
        </text:list-item>
        <text:list-item>
          <text:p text:style-name="P6"/>
        </text:list-item>
      </text:list>
      <text:p text:style-name="P36">Against theory 2 </text:p>
      <text:list xml:id="list1106008928" text:style-name="WWNum15">
        <text:list-item>
          <text:p text:style-name="P25"><text:soft-page-break/>Claism temporal parts are modually inductile - i disagree</text:p>
          <text:list>
            <text:list-item>
              <text:p text:style-name="P34">Possible worlds</text:p>
            </text:list-item>
          </text:list>
        </text:list-item>
      </text:list>
      <text:p text:style-name="Heading_20_2"><text:bookmark text:name="_rt20s4os9mqo"/>Stanford Philosophy; Location Mereolog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1" meta:word-count="1634" meta:character-count="9727" meta:non-whitespace-character-count="8228"/>
    <meta:generator>LibreOfficeDev/6.0.5.2$Linux_X86_64 LibreOffice_project/</meta:generator>
  </office:meta>
</office:document-meta>
</file>